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quí la clave, Fab, es <text:span text:style-name="Strong_20_Emphasis">explicar el método sin convertirlo en una clase de matemáticas</text:span>, pero tampoco diluirlo hasta que pierda rigor. El lector debe entender <text:span text:style-name="Emphasis">qué hace el método</text:span>, <text:span text:style-name="Emphasis">por qué lo hace</text:span> y <text:span text:style-name="Emphasis">cómo lo hace</text:span>, sin necesidad de saber programar. Y, al mismo tiempo, queremos dejar una pequeña ventana técnica —como un pseudocódigo sencillo— para quienes quieran ver la mecánica interna.</text:p>
      <text:p text:style-name="Text_20_body">Te propongo una estructura clara y accesible:</text:p>
      <text:list xml:id="list1074478506" text:style-name="L1">
        <text:list-item>
          <text:p text:style-name="P3"><text:span text:style-name="Strong_20_Emphasis">Qué es el método en este contexto</text:span> </text:p>
        </text:list-item>
        <text:list-item>
          <text:p text:style-name="P3"><text:span text:style-name="Strong_20_Emphasis">Qué operaciones realiza</text:span> </text:p>
        </text:list-item>
        <text:list-item>
          <text:p text:style-name="P3"><text:span text:style-name="Strong_20_Emphasis">Cómo transforma los datos</text:span> </text:p>
        </text:list-item>
        <text:list-item>
          <text:p text:style-name="P3"><text:span text:style-name="Strong_20_Emphasis">Una explicación intuitiva del procedimiento</text:span> </text:p>
        </text:list-item>
        <text:list-item>
          <text:p text:style-name="P3"><text:span text:style-name="Strong_20_Emphasis">Una implementación en pseudocódigo, simple y legible</text:span> </text:p>
        </text:list-item>
        <text:list-item>
          <text:p text:style-name="P2"><text:span text:style-name="Strong_20_Emphasis">Una síntesis conceptual para cerrar</text:span> </text:p>
        </text:list-item>
      </text:list>
      <text:p text:style-name="Text_20_body">Aquí tienes la sección completa, alrededor de 600–700 palabras, lista para integrarse en tu capítulo.</text:p>
      <text:p text:style-name="Horizontal_20_Line"/>
      <text:h text:style-name="Heading_20_2" text:outline-level="2"><text:span text:style-name="Strong_20_Emphasis">3‑3‑3‑2 — El método</text:span></text:h>
      <text:p text:style-name="Text_20_body">Si los datos representan el estado del problema —dónde está la ficha y qué camino ha recorrido—, el método es el conjunto de operaciones que aplicamos sobre esos datos para avanzar hacia la solución. En otras palabras, el método es <text:span text:style-name="Strong_20_Emphasis">la forma de pensar del sistema</text:span>: las reglas que utiliza para decidir cuáles son los siguientes pasos posibles.</text:p>
      <text:p text:style-name="Text_20_body">En el caso del juego del Laberinto, el método que necesitamos es sorprendentemente simple. No necesitamos estrategias complejas, ni cálculos avanzados, ni predicciones. Solo necesitamos una operación fundamental: <text:span text:style-name="Strong_20_Emphasis">descubrir cuáles son las jugadas válidas desde la posición actual</text:span>. A partir de esa operación básica podremos construir todo el proceso de resolución del problema.</text:p>
      <text:h text:style-name="Heading_20_3" text:outline-level="3"><text:span text:style-name="Strong_20_Emphasis">Qué hace exactamente el método</text:span></text:h>
      <text:p text:style-name="Text_20_body">El método toma los datos actuales —la posición de la ficha y el camino recorrido— y produce una lista de <text:span text:style-name="Strong_20_Emphasis">todos los estados posibles que pueden generarse con un solo movimiento válido</text:span>. Cada uno de esos estados representa una continuación posible de la partida.</text:p>
      <text:p text:style-name="Text_20_body">Dicho de otro modo:</text:p>
      <text:list xml:id="list1106782325" text:style-name="L2">
        <text:list-item>
          <text:p text:style-name="P5">El método mira dónde está la ficha. </text:p>
        </text:list-item>
        <text:list-item>
          <text:p text:style-name="P5">Examina todas las casillas que la rodean. </text:p>
        </text:list-item>
        <text:list-item>
          <text:p text:style-name="P5">Elimina las que están fuera del tablero. </text:p>
        </text:list-item>
        <text:list-item>
          <text:p text:style-name="P4">Y devuelve una lista con todas las casillas a las que la ficha podría moverse. </text:p>
        </text:list-item>
      </text:list>
      <text:p text:style-name="Text_20_body">Cada una de esas casillas representa un nuevo estado del proceso.</text:p>
      <text:h text:style-name="Heading_20_3" text:outline-level="3"><text:span text:style-name="Strong_20_Emphasis">Por qué este método es suficiente</text:span></text:h>
      <text:p text:style-name="Text_20_body">En un problema más complejo, el método podría incluir decisiones estratégicas, evaluaciones de calidad, comparaciones entre alternativas o incluso predicciones. Pero aquí no necesitamos nada de eso. <text:soft-page-break/>Nuestro objetivo no es encontrar el camino más corto, ni el más elegante, ni el más eficiente. Nuestro objetivo es <text:span text:style-name="Strong_20_Emphasis">mostrar cómo funciona el modelo lógico</text:span>, no optimizar el resultado.</text:p>
      <text:p text:style-name="Text_20_body">Por eso, el método se reduce a su esencia: <text:span text:style-name="Strong_20_Emphasis">generar posibilidades</text:span>.<text:line-break/>La inteligencia del sistema no está en elegir, sino en explorar.</text:p>
      <text:h text:style-name="Heading_20_3" text:outline-level="3"><text:span text:style-name="Strong_20_Emphasis">Una explicación intuitiva</text:span></text:h>
      <text:p text:style-name="Text_20_body">Podemos imaginar el método como una linterna que ilumina las casillas alrededor de la ficha. Cada vez que la ficha se mueve, la linterna se enciende de nuevo y muestra todas las direcciones posibles. El sistema no decide cuál es la mejor; simplemente registra todas las opciones y las pone a disposición del proceso.</text:p>
      <text:p text:style-name="Text_20_body">Esta forma de trabajar es muy distinta a la intuición humana. Nosotros solemos elegir un camino y seguirlo. El sistema, en cambio, no elige: <text:span text:style-name="Strong_20_Emphasis">abre todas las puertas</text:span>. Esa es precisamente la fuerza del modelo lógico que estamos construyendo.</text:p>
      <text:h text:style-name="Heading_20_3" text:outline-level="3"><text:span text:style-name="Strong_20_Emphasis">Implementación del método (pseudocódigo accesible)</text:span></text:h>
      <text:p text:style-name="Text_20_body">Para quienes quieran ver cómo se traduce este método a una forma operativa, aquí tienes una versión muy simple en pseudocódigo. No hace falta saber programar para entenderlo: basta con leerlo como una receta.</text:p>
      <text:p text:style-name="Preformatted_20_Text"><text:span text:style-name="Source_20_Text">func ObtenerJugadasValidas(posicion_actual):</text:span></text:p>
      <text:p text:style-name="Preformatted_20_Text"/>
      <text:p text:style-name="Preformatted_20_Text"><text:span text:style-name="Source_20_Text"><text:s text:c="4"/>lista = vacía</text:span></text:p>
      <text:p text:style-name="Preformatted_20_Text"/>
      <text:p text:style-name="Preformatted_20_Text"><text:span text:style-name="Source_20_Text"><text:s text:c="4"/>desplazamientos = {</text:span></text:p>
      <text:p text:style-name="Preformatted_20_Text"><text:span text:style-name="Source_20_Text"><text:s text:c="8"/>(-1, -1), (-1, 0), (-1, +1),</text:span></text:p>
      <text:p text:style-name="Preformatted_20_Text"><text:span text:style-name="Source_20_Text"><text:s text:c="8"/>( 0, -1), <text:s text:c="9"/>( 0, +1),</text:span></text:p>
      <text:p text:style-name="Preformatted_20_Text"><text:span text:style-name="Source_20_Text"><text:s text:c="8"/>(+1, -1), (+1, 0), (+1, +1)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ara cada (dL, dI) en desplazamientos:</text:span></text:p>
      <text:p text:style-name="Preformatted_20_Text"/>
      <text:p text:style-name="Preformatted_20_Text"><text:span text:style-name="Source_20_Text"><text:s text:c="8"/>nueva_columna = columna(posicion_actual) + dL</text:span></text:p>
      <text:p text:style-name="Preformatted_20_Text"><text:span text:style-name="Source_20_Text"><text:s text:c="8"/>nueva_fila <text:s text:c="3"/>= fila(posicion_actual) <text:s text:c="3"/>+ dI</text:span></text:p>
      <text:p text:style-name="Preformatted_20_Text"/>
      <text:p text:style-name="Preformatted_20_Text"><text:span text:style-name="Source_20_Text"><text:s text:c="8"/>si la nueva posición está dentro del tablero:</text:span></text:p>
      <text:p text:style-name="Preformatted_20_Text"><text:span text:style-name="Source_20_Text"><text:s text:c="12"/>agregar esa posición a la lista</text:span></text:p>
      <text:p text:style-name="Preformatted_20_Text"/>
      <text:p text:style-name="P1"><text:span text:style-name="Source_20_Text"><text:s text:c="4"/>devolver lista</text:span></text:p>
      <text:p text:style-name="Text_20_body">Este pseudocódigo no pretende enseñar programación, sino mostrar de manera transparente qué hace el método: <text:span text:style-name="Strong_20_Emphasis">genera todas las posiciones contiguas válidas</text:span>.</text:p>
      <text:h text:style-name="Heading_20_3" text:outline-level="3"><text:span text:style-name="Strong_20_Emphasis">Cómo se relaciona el método con los datos</text:span></text:h>
      <text:p text:style-name="Text_20_body">Cada vez que aplicamos el método a un estado, obtenemos una lista de nuevos estados. Cada uno de ellos contiene:</text:p>
      <text:list xml:id="list3006845759" text:style-name="L3">
        <text:list-item>
          <text:p text:style-name="P7">una nueva posición, </text:p>
        </text:list-item>
        <text:list-item>
          <text:p text:style-name="P6"><text:soft-page-break/>y un camino recorrido ampliado con un movimiento más. </text:p>
        </text:list-item>
      </text:list>
      <text:p text:style-name="Text_20_body">Así, el método transforma los datos y genera la estructura del proceso. Es el motor que impulsa el avance del sistema.</text:p>
      <text:h text:style-name="Heading_20_3" text:outline-level="3"><text:span text:style-name="Strong_20_Emphasis">Síntesis</text:span></text:h>
      <text:p text:style-name="Text_20_body">El método es la regla fundamental que permite que el sistema explore el problema. No decide, no evalúa, no selecciona: simplemente <text:span text:style-name="Strong_20_Emphasis">abre posibilidades</text:span>. Y esa apertura es suficiente para que, combinada con los otros elementos del modelo, emerja un comportamiento que reconoceremos como inteligencia.</text:p>
      <text:p text:style-name="Horizontal_20_Line"/>
      <text:p text:style-name="Text_20_body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2-21T19:53:08.203000000</meta:creation-date>
    <dc:date>2026-02-22T11:10:03.733000000</dc:date>
    <meta:editing-duration>PT4M59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3" meta:paragraph-count="49" meta:word-count="751" meta:character-count="4712" meta:non-whitespace-character-count="3916"/>
  </office:meta>
</office:document-meta>
</file>